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Logbook</text:p>
      <text:p text:style-name="P8">#TYPE# #BOATNAME#<text:line-break/>#HOMEPORT#<text:line-break/>#CALLSIGN#<text:line-break/>#REGISTRATION#</text:p>
      <text:p text:style-name="P9"/>
      <text:p text:style-name="P2">[[</text:p>
      <text:p text:style-name="P2"><text:span text:style-name="T1">#ROUTE#</text:span></text:p>
      <text:p text:style-name="P2">]]</text:p>
      <text:p text:style-name="P2">{{</text:p>
      <text:p text:style-name="P11">#DATE# #TIME# #SIGN# #WAKE# <text:s/>#POSITION# #DISTANCE# #DTOTAL#</text:p>
      <text:p text:style-name="P10">#COG# #COW# #SOG# #SOW# #DEPTH#</text:p>
      <text:p text:style-name="P10">#BARO# #WIND# #WSPD# #CUR# #CSPD#</text:p>
      <text:p text:style-name="P10">#WAVE# #SWELL# #WEATHER# #CLOUDS# #VISIBILITY#</text:p>
      <text:p text:style-name="P10">#MOTOR# #MOTORT# #FUELT# #FUELT# </text:p>
      <text:p text:style-name="P10">#WATER# #WATERT# #SAILS# #REEF# </text:p>
      <text:p text:style-name="P10">#REMARKS# #MREMARKS#</text:p>
      <text:p text:style-name="P10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513A4C71.png" xlink:type="simple" xlink:show="embed" xlink:actuate="onLoad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9T18:55:43.50</dc:date>
    <dc:creator>Kornelius Becher</dc:creator>
    <meta:editing-duration>PT14H25M03S</meta:editing-duration>
    <meta:editing-cycles>136</meta:editing-cycles>
    <meta:generator>OpenOffice.org/3.2$Win32 OpenOffice.org_project/320m18$Build-9502</meta:generator>
    <meta:document-statistic meta:table-count="0" meta:image-count="0" meta:object-count="0" meta:page-count="1" meta:paragraph-count="16" meta:word-count="22" meta:character-count="157"/>
  </office:meta>
</office:document-meta>
</file>